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3465a4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85cm" svg:height="1.156cm" svg:x="10.13cm" svg:y="14.522cm" svg:viewBox="0 0 851 1157" svg:d="M0 1157c42-86 116-153 153-240 40-94 141-122 189-211 43-80 116-147 130-247 13-87 93-148 117-240 24-89 110-153 189-204l73-15">
            <text:p/>
          </draw:path>
          <draw:path draw:style-name="gr1" draw:text-style-name="P1" draw:layer="layout" svg:width="1.076cm" svg:height="1.156cm" svg:x="10.982cm" svg:y="14.522cm" svg:viewBox="0 0 1077 1157" svg:d="M0 0c46 96 162 135 211 226 43 80 64 188 145 225 88 40 142 98 182 167 42 74 103 154 197 168 70 10 144 63 145 167 1 93 104 164 197 197l-37 7">
            <text:p/>
          </draw:path>
          <draw:path draw:style-name="gr1" draw:text-style-name="P1" draw:layer="layout" svg:width="1.913cm" svg:height="0.05cm" svg:x="10.141cm" svg:y="15.688cm" svg:viewBox="0 0 1914 51" svg:d="M0 5c84 14 165 51 255 44 71-7 145 0 218 0 75 0 150 0 226 0 72 0 146 0 218 0 77 0 156-2 233 0 73 1 152 9 218-22 81-38 152-3 233-22 73-17 149 14 225 7l73-7h15">
            <text:p/>
          </draw:path>
          <draw:frame draw:style-name="gr2" draw:text-style-name="P3" draw:layer="layout" svg:width="0.294cm" svg:height="0.38cm" svg:x="10.819cm" svg:y="14.109cm">
            <draw:text-box>
              <text:p text:style-name="P2"><text:span text:style-name="T1">M</text:span></text:p>
            </draw:text-box>
          </draw:frame>
          <draw:frame draw:style-name="gr2" draw:text-style-name="P3" draw:layer="layout" svg:width="0.234cm" svg:height="0.38cm" svg:x="9.856cm" svg:y="15.707cm">
            <draw:text-box>
              <text:p text:style-name="P2"><text:span text:style-name="T1">K</text:span></text:p>
            </draw:text-box>
          </draw:frame>
          <draw:frame draw:style-name="gr2" draw:text-style-name="P3" draw:layer="layout" svg:width="0.234cm" svg:height="0.38cm" svg:x="12.135cm" svg:y="15.726cm">
            <draw:text-box>
              <text:p text:style-name="P2"><text:span text:style-name="T1">L</text:span></text:p>
            </draw:text-box>
          </draw:frame>
          <draw:frame draw:style-name="gr2" draw:text-style-name="P3" draw:layer="layout" svg:width="0.828cm" svg:height="0.38cm" draw:transform="rotate (-0.848753615244842) translate (11.564cm 14.448cm)">
            <draw:text-box>
              <text:p text:style-name="P2"><text:span text:style-name="T1">5 cm</text:span></text:p>
            </draw:text-box>
          </draw:frame>
          <draw:frame draw:style-name="gr3" draw:text-style-name="P3" draw:layer="layout" svg:width="1.114cm" svg:height="0.38cm" draw:transform="rotate (0.969181333632451) translate (9.849cm 15.289cm)">
            <draw:text-box>
              <text:p text:style-name="P2"><text:span text:style-name="T1">4,5 cm</text:span></text:p>
            </draw:text-box>
          </draw:frame>
          <draw:frame draw:style-name="gr2" draw:text-style-name="P3" draw:layer="layout" svg:width="0.877cm" svg:height="0.38cm" svg:x="10.654cm" svg:y="15.786cm">
            <draw:text-box>
              <text:p text:style-name="P2"><text:span text:style-name="T1">6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56:27.680901351</meta:creation-date>
    <dc:date>2018-02-27T15:31:36.563682881</dc:date>
    <meta:editing-duration>PT6M37S</meta:editing-duration>
    <meta:editing-cycles>4</meta:editing-cycles>
    <meta:generator>LibreOffice/6.0.0.3$MacOSX_X86_64 LibreOffice_project/64a0f66915f38c6217de274f0aa8e15618924765</meta:generator>
    <meta:document-statistic meta:object-count="10"/>
  </office:meta>
</office:document-meta>
</file>